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93in"/>
    </style:style>
    <style:style style:name="co7" style:family="table-column">
      <style:table-column-properties fo:break-before="auto" style:column-width="0.3189in"/>
    </style:style>
    <style:style style:name="co8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4043in"/>
    </style:style>
    <style:style style:name="co10" style:family="table-column">
      <style:table-column-properties fo:break-before="auto" style:column-width="0.6382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0.3402in"/>
    </style:style>
    <style:style style:name="co13" style:family="table-column">
      <style:table-column-properties fo:break-before="auto" style:column-width="0.4783in"/>
    </style:style>
    <style:style style:name="co14" style:family="table-column">
      <style:table-column-properties fo:break-before="auto" style:column-width="0.5535in"/>
    </style:style>
    <style:style style:name="co15" style:family="table-column">
      <style:table-column-properties fo:break-before="auto" style:column-width="0.5in"/>
    </style:style>
    <style:style style:name="co16" style:family="table-column">
      <style:table-column-properties fo:break-before="auto" style:column-width="0.372in"/>
    </style:style>
    <style:style style:name="co17" style:family="table-column">
      <style:table-column-properties fo:break-before="auto" style:column-width="0.6063in"/>
    </style:style>
    <style:style style:name="co18" style:family="table-column">
      <style:table-column-properties fo:break-before="auto" style:column-width="0.5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 style:data-style-name="N10">
      <style:table-cell-properties fo:background-color="#ffffcc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"/>
    <style:style style:name="ce11" style:family="table-cell" style:parent-style-name="Default">
      <style:text-properties style:font-name="Arial1"/>
    </style:style>
    <style:style style:name="ce12" style:family="table-cell" style:parent-style-name="Default" style:data-style-name="N129">
      <style:text-properties fo:font-weight="bold" style:font-weight-asian="bold" style:font-weight-complex="bold"/>
    </style:style>
    <style:style style:name="ce13" style:family="table-cell" style:parent-style-name="Default" style:data-style-name="N129"/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Binomial" table:style-name="ta1">
        <table:shapes>
          <draw:frame draw:z-index="0" draw:style-name="gr1" svg:width="5.6752in" svg:height="3.5425in" svg:x="2.3453in" svg:y="1.2606in">
            <draw:object draw:notify-on-update-of-ranges="Binomial.A8:Binomial.A8 Binomial.A9:Binomial.A29 Binomial.B8:Binomial.B8 Binomial.B9:Binomial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 trials (n)</text:p>
          </table:table-cell>
          <table:table-cell table:style-name="ce1" office:value-type="float" office:value="20">
            <text:p>20</text:p>
          </table:table-cell>
          <table:table-cell/>
          <table:table-cell office:value-type="string">
            <text:p>mean</text:p>
          </table:table-cell>
          <table:table-cell table:style-name="ce4" table:formula="of:=SQRT([.B1]*[.B2])" office:value-type="float" office:value="3.74165738677394">
            <text:p>3.74</text:p>
          </table:table-cell>
        </table:table-row>
        <table:table-row table:style-name="ro1">
          <table:table-cell office:value-type="string">
            <text:p>success (p)</text:p>
          </table:table-cell>
          <table:table-cell table:style-name="ce2" office:value-type="percentage" office:value="0.7">
            <text:p>70%</text:p>
          </table:table-cell>
          <table:table-cell/>
          <table:table-cell office:value-type="string">
            <text:p>SD</text:p>
          </table:table-cell>
          <table:table-cell table:style-name="ce4" table:formula="of:=SQRT([.B1]*[.B2]*(1-[.B2]))" office:value-type="float" office:value="2.04939015319192">
            <text:p>2.05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BINOMDIST([.A9];[.B$1];[.B$2];0)" office:value-type="percentage" office:value="0.0000000000348678440099998">
            <text:p>0.00%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BINOMDIST([.A10];[.B$1];[.B$2];0)" office:value-type="percentage" office:value="0.00000000162716605379999">
            <text:p>0.00%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BINOMDIST([.A11];[.B$1];[.B$2];0)" office:value-type="percentage" office:value="0.0000000360688475258999">
            <text:p>0.00%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BINOMDIST([.A12];[.B$1];[.B$2];0)" office:value-type="percentage" office:value="0.000000504963865362598">
            <text:p>0.00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BINOMDIST([.A13];[.B$1];[.B$2];0)" office:value-type="percentage" office:value="0.00000500755833151243">
            <text:p>0.00%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BINOMDIST([.A14];[.B$1];[.B$2];0)" office:value-type="percentage" office:value="0.0000373897688752928">
            <text:p>0.00%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BINOMDIST([.A15];[.B$1];[.B$2];0)" office:value-type="percentage" office:value="0.000218106985105875">
            <text:p>0.02%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BINOMDIST([.A16];[.B$1];[.B$2];0)" office:value-type="percentage" office:value="0.00101783259716075">
            <text:p>0.10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BINOMDIST([.A17];[.B$1];[.B$2];0)" office:value-type="percentage" office:value="0.00385928193090118">
            <text:p>0.39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BINOMDIST([.A18];[.B$1];[.B$2];0)" office:value-type="percentage" office:value="0.012006654896137">
            <text:p>1.20%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BINOMDIST([.A19];[.B$1];[.B$2];0)" office:value-type="percentage" office:value="0.030817080900085">
            <text:p>3.08%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BINOMDIST([.A20];[.B$1];[.B$2];0)" office:value-type="percentage" office:value="0.0653695655456349">
            <text:p>6.54%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BINOMDIST([.A21];[.B$1];[.B$2];0)" office:value-type="percentage" office:value="0.114396739704861">
            <text:p>11.44%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BINOMDIST([.A22];[.B$1];[.B$2];0)" office:value-type="percentage" office:value="0.164261985217236">
            <text:p>16.43%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BINOMDIST([.A23];[.B$1];[.B$2];0)" office:value-type="percentage" office:value="0.191638982753443">
            <text:p>19.16%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BINOMDIST([.A24];[.B$1];[.B$2];0)" office:value-type="percentage" office:value="0.17886305056988">
            <text:p>17.89%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BINOMDIST([.A25];[.B$1];[.B$2];0)" office:value-type="percentage" office:value="0.130420974373871">
            <text:p>13.04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BINOMDIST([.A26];[.B$1];[.B$2];0)" office:value-type="percentage" office:value="0.0716036722052624">
            <text:p>7.16%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BINOMDIST([.A27];[.B$1];[.B$2];0)" office:value-type="percentage" office:value="0.0278458725242687">
            <text:p>2.78%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BINOMDIST([.A28];[.B$1];[.B$2];0)" office:value-type="percentage" office:value="0.0068393371112239">
            <text:p>0.68%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BINOMDIST([.A29];[.B$1];[.B$2];0)" office:value-type="percentage" office:value="0.000797922662976122">
            <text:p>0.08%</text:p>
          </table:table-cell>
          <table:table-cell table:number-columns-repeated="3"/>
        </table:table-row>
      </table:table>
      <table:table table:name="Poisson" table:style-name="ta1">
        <table:shapes>
          <draw:frame draw:z-index="0" draw:style-name="gr1" svg:width="6.2988in" svg:height="3.5429in" svg:x="2.6531in" svg:y="1.2894in">
            <draw:object draw:notify-on-update-of-ranges="Poisson.A8:Poisson.A8 Poisson.A9:Poisson.A39 Poisson.B8:Poisson.B8 Poisson.B9:Poisson.B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Mean (<text:span text:style-name="T1">λ</text:span>)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office:value-type="string">
            <text:p># periods (t)</text:p>
          </table:table-cell>
          <table:table-cell table:style-name="ce1" office:value-type="float" office:value="3">
            <text:p>3</text:p>
          </table:table-cell>
        </table:table-row>
        <table:table-row table:style-name="ro1" table:number-rows-repeated="5">
          <table:table-cell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POISSON([.A9];[.B$1]*[.B$2];0)" office:value-type="percentage" office:value="0.000000305902320501826">
            <text:p>0.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ISSON([.A10];[.B$1]*[.B$2];0)" office:value-type="percentage" office:value="0.00000458853480752739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ISSON([.A11];[.B$1]*[.B$2];0)" office:value-type="percentage" office:value="0.0000344140110564554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ISSON([.A12];[.B$1]*[.B$2];0)" office:value-type="percentage" office:value="0.000172070055282277">
            <text:p>0.02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ISSON([.A13];[.B$1]*[.B$2];0)" office:value-type="percentage" office:value="0.000645262707308539">
            <text:p>0.06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ISSON([.A14];[.B$1]*[.B$2];0)" office:value-type="percentage" office:value="0.00193578812192562">
            <text:p>0.19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POISSON([.A15];[.B$1]*[.B$2];0)" office:value-type="percentage" office:value="0.00483947030481404">
            <text:p>0.48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POISSON([.A16];[.B$1]*[.B$2];0)" office:value-type="percentage" office:value="0.0103702935103158">
            <text:p>1.04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POISSON([.A17];[.B$1]*[.B$2];0)" office:value-type="percentage" office:value="0.0194443003318421">
            <text:p>1.94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POISSON([.A18];[.B$1]*[.B$2];0)" office:value-type="percentage" office:value="0.0324071672197369">
            <text:p>3.24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POISSON([.A19];[.B$1]*[.B$2];0)" office:value-type="percentage" office:value="0.0486107508296053">
            <text:p>4.86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POISSON([.A20];[.B$1]*[.B$2];0)" office:value-type="percentage" office:value="0.0662873874949163">
            <text:p>6.63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POISSON([.A21];[.B$1]*[.B$2];0)" office:value-type="percentage" office:value="0.0828592343686454">
            <text:p>8.29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POISSON([.A22];[.B$1]*[.B$2];0)" office:value-type="percentage" office:value="0.0956068088868986">
            <text:p>9.56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POISSON([.A23];[.B$1]*[.B$2];0)" office:value-type="percentage" office:value="0.102435866664534">
            <text:p>10.24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POISSON([.A24];[.B$1]*[.B$2];0)" office:value-type="percentage" office:value="0.102435866664534">
            <text:p>10.24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POISSON([.A25];[.B$1]*[.B$2];0)" office:value-type="percentage" office:value="0.0960336249980008">
            <text:p>9.6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POISSON([.A26];[.B$1]*[.B$2];0)" office:value-type="percentage" office:value="0.0847355514688242">
            <text:p>8.47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POISSON([.A27];[.B$1]*[.B$2];0)" office:value-type="percentage" office:value="0.0706129595573535">
            <text:p>7.06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POISSON([.A28];[.B$1]*[.B$2];0)" office:value-type="percentage" office:value="0.0557470733347528">
            <text:p>5.57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POISSON([.A29];[.B$1]*[.B$2];0)" office:value-type="percentage" office:value="0.0418103050010646">
            <text:p>4.18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POISSON([.A30];[.B$1]*[.B$2];0)" office:value-type="percentage" office:value="0.029864503572189">
            <text:p>2.99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POISSON([.A31];[.B$1]*[.B$2];0)" office:value-type="percentage" office:value="0.0203621615264925">
            <text:p>2.04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POISSON([.A32];[.B$1]*[.B$2];0)" office:value-type="percentage" office:value="0.013279670560756">
            <text:p>1.33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ISSON([.A33];[.B$1]*[.B$2];0)" office:value-type="percentage" office:value="0.00829979410047248">
            <text:p>0.83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ISSON([.A34];[.B$1]*[.B$2];0)" office:value-type="percentage" office:value="0.00497987646028349">
            <text:p>0.5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POISSON([.A35];[.B$1]*[.B$2];0)" office:value-type="percentage" office:value="0.00287300565016355">
            <text:p>0.29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POISSON([.A36];[.B$1]*[.B$2];0)" office:value-type="percentage" office:value="0.00159611425009086">
            <text:p>0.16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POISSON([.A37];[.B$1]*[.B$2];0)" office:value-type="percentage" office:value="0.000855061205405819">
            <text:p>0.09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POISSON([.A38];[.B$1]*[.B$2];0)" office:value-type="percentage" office:value="0.000442273037278872">
            <text:p>0.0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POISSON([.A39];[.B$1]*[.B$2];0)" office:value-type="percentage" office:value="0.000221136518639436">
            <text:p>0.02%</text:p>
          </table:table-cell>
        </table:table-row>
      </table:table>
      <table:table table:name="Hypergeometric" table:style-name="ta1">
        <table:shapes>
          <draw:frame draw:z-index="0" draw:style-name="gr1" svg:width="6.2988in" svg:height="3.5429in" svg:x="3.0787in" svg:y="1.4354in">
            <draw:object draw:notify-on-update-of-ranges="Hypergeometric.A8:Hypergeometric.A8 Hypergeometric.A9:Hypergeometric.A29 Hypergeometric.B8:Hypergeometric.B8 Hypergeometric.B9:Hypergeometric.B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1" table:default-cell-style-name="ce3"/>
        <table:table-row table:style-name="ro1">
          <table:table-cell office:value-type="string">
            <text:p>Pop size (N)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office:value-type="string">
            <text:p>Pop succ (X)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office:value-type="string">
            <text:p>Samp size (n)</text:p>
          </table:table-cell>
          <table:table-cell table:style-name="ce1" office:value-type="float" office:value="20">
            <text:p>20</text:p>
          </table:table-cell>
        </table:table-row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HYPGEOMDIST([.A9];[.B$3];[.B$2];[.B$1])" office:value-type="percentage" office:value="0.0000000000000212182625676744">
            <text:p>0.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HYPGEOMDIST([.A10];[.B$3];[.B$2];[.B$1])" office:value-type="percentage" office:value="0.0000000000127309575406047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HYPGEOMDIST([.A11];[.B$3];[.B$2];[.B$1])" office:value-type="percentage" office:value="0.00000000175368940121829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HYPGEOMDIST([.A12];[.B$3];[.B$2];[.B$1])" office:value-type="percentage" office:value="0.0000000982066064682243">
            <text:p>0.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HYPGEOMDIST([.A13];[.B$3];[.B$2];[.B$1])" office:value-type="percentage" office:value="0.00000281730202305719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HYPGEOMDIST([.A14];[.B$3];[.B$2];[.B$1])" office:value-type="percentage" office:value="0.0000468799056636716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HYPGEOMDIST([.A15];[.B$3];[.B$2];[.B$1])" office:value-type="percentage" office:value="0.000488332350663246">
            <text:p>0.05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HYPGEOMDIST([.A16];[.B$3];[.B$2];[.B$1])" office:value-type="percentage" office:value="0.00334856469026225">
            <text:p>0.33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HYPGEOMDIST([.A17];[.B$3];[.B$2];[.B$1])" office:value-type="percentage" office:value="0.015644075662319">
            <text:p>1.56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HYPGEOMDIST([.A18];[.B$3];[.B$2];[.B$1])" office:value-type="percentage" office:value="0.0509880984549655">
            <text:p>5.1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HYPGEOMDIST([.A19];[.B$3];[.B$2];[.B$1])" office:value-type="percentage" office:value="0.11778250743097">
            <text:p>11.78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HYPGEOMDIST([.A20];[.B$3];[.B$2];[.B$1])" office:value-type="percentage" office:value="0.194681830464414">
            <text:p>19.47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HYPGEOMDIST([.A21];[.B$3];[.B$2];[.B$1])" office:value-type="percentage" office:value="0.231184673676491">
            <text:p>23.1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HYPGEOMDIST([.A22];[.B$3];[.B$2];[.B$1])" office:value-type="percentage" office:value="0.196985757452158">
            <text:p>19.7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HYPGEOMDIST([.A23];[.B$3];[.B$2];[.B$1])" office:value-type="percentage" office:value="0.119598495595953">
            <text:p>11.96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HYPGEOMDIST([.A24];[.B$3];[.B$2];[.B$1])" office:value-type="percentage" office:value="0.0510286914542734">
            <text:p>5.1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HYPGEOMDIST([.A25];[.B$3];[.B$2];[.B$1])" office:value-type="percentage" office:value="0.0149498119494942">
            <text:p>1.49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HYPGEOMDIST([.A26];[.B$3];[.B$2];[.B$1])" office:value-type="percentage" office:value="0.00289684937429645">
            <text:p>0.29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HYPGEOMDIST([.A27];[.B$3];[.B$2];[.B$1])" office:value-type="percentage" office:value="0.000348694832091239">
            <text:p>0.03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HYPGEOMDIST([.A28];[.B$3];[.B$2];[.B$1])" office:value-type="percentage" office:value="0.0000231819278952624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HYPGEOMDIST([.A29];[.B$3];[.B$2];[.B$1])" office:value-type="percentage" office:value="0.000000637503017119717">
            <text:p>0.00%</text:p>
          </table:table-cell>
        </table:table-row>
      </table:table>
      <table:table table:name="Normal" table:style-name="ta1">
        <table:shapes>
          <draw:frame draw:z-index="0" draw:style-name="gr1" svg:width="6.2988in" svg:height="3.5429in" svg:x="4.3886in" svg:y="0.1744in">
            <draw:object draw:notify-on-update-of-ranges="Normal.E2:Normal.E12 Normal.F1:Normal.F1 Normal.F2:Normal.F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" table:number-columns-repeated="1018" table:default-cell-style-name="Default"/>
        <table:table-row table:style-name="ro1">
          <table:table-cell table:style-name="ce5" office:value-type="string">
            <text:p>Parameters:</text:p>
          </table:table-cell>
          <table:table-cell table:style-name="ce5"/>
          <table:table-cell table:style-name="ce6"/>
          <table:table-cell table:style-name="ce6" office:value-type="string">
            <text:p>Index</text:p>
          </table:table-cell>
          <table:table-cell table:style-name="ce6" office:value-type="string">
            <text:p>x</text:p>
          </table:table-cell>
          <table:table-cell table:style-name="ce8" office:value-type="string">
            <text:p>Normal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>
            <text:p>Mean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table:formula="of:=[.$B$10]+[.$B$11]*[.D2]" office:value-type="float" office:value="65">
            <text:p>65</text:p>
          </table:table-cell>
          <table:table-cell table:formula="of:=NORMDIST([.E2];[.$B$2];[.$B$3];0)" office:value-type="percentage" office:value="0.0215963866052752">
            <text:p>2.16%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SD</text:p>
          </table:table-cell>
          <table:table-cell table:style-name="ce1" office:value-type="float" office:value="2.5">
            <text:p>2.5</text:p>
          </table:table-cell>
          <table:table-cell/>
          <table:table-cell office:value-type="float" office:value="1">
            <text:p>1</text:p>
          </table:table-cell>
          <table:table-cell table:formula="of:=[.$B$10]+[.$B$11]*[.D3]" office:value-type="float" office:value="66">
            <text:p>66</text:p>
          </table:table-cell>
          <table:table-cell table:formula="of:=NORMDIST([.E3];[.$B$2];[.$B$3];0)" office:value-type="percentage" office:value="0.0443683338717822">
            <text:p>4.44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$B$10]+[.$B$11]*[.D4]" office:value-type="float" office:value="67">
            <text:p>67</text:p>
          </table:table-cell>
          <table:table-cell table:formula="of:=NORMDIST([.E4];[.$B$2];[.$B$3];0)" office:value-type="percentage" office:value="0.0776744219932852">
            <text:p>7.77%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For plotting: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formula="of:=[.$B$10]+[.$B$11]*[.D5]" office:value-type="float" office:value="68">
            <text:p>68</text:p>
          </table:table-cell>
          <table:table-cell table:formula="of:=NORMDIST([.E5];[.$B$2];[.$B$3];0)" office:value-type="percentage" office:value="0.115876621104593">
            <text:p>11.59%</text:p>
          </table:table-cell>
          <table:table-cell table:number-columns-repeated="1018"/>
        </table:table-row>
        <table:table-row table:style-name="ro1">
          <table:table-cell office:value-type="string">
            <text:p>width (#sds):</text:p>
          </table:table-cell>
          <table:table-cell table:style-name="ce1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[.$B$10]+[.$B$11]*[.D6]" office:value-type="float" office:value="69">
            <text:p>69</text:p>
          </table:table-cell>
          <table:table-cell table:formula="of:=NORMDIST([.E6];[.$B$2];[.$B$3];0)" office:value-type="percentage" office:value="0.147308056121329">
            <text:p>14.73%</text:p>
          </table:table-cell>
          <table:table-cell table:number-columns-repeated="1018"/>
        </table:table-row>
        <table:table-row table:style-name="ro1">
          <table:table-cell office:value-type="string">
            <text:p>num bars: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formula="of:=[.$B$10]+[.$B$11]*[.D7]" office:value-type="float" office:value="70">
            <text:p>70</text:p>
          </table:table-cell>
          <table:table-cell table:formula="of:=NORMDIST([.E7];[.$B$2];[.$B$3];0)" office:value-type="percentage" office:value="0.159576912160573">
            <text:p>15.96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$B$10]+[.$B$11]*[.D8]" office:value-type="float" office:value="71">
            <text:p>71</text:p>
          </table:table-cell>
          <table:table-cell table:formula="of:=NORMDIST([.E8];[.$B$2];[.$B$3];0)" office:value-type="percentage" office:value="0.147308056121329">
            <text:p>14.73%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Derived (don't edit):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$B$10]+[.$B$11]*[.D9]" office:value-type="float" office:value="72">
            <text:p>72</text:p>
          </table:table-cell>
          <table:table-cell table:formula="of:=NORMDIST([.E9];[.$B$2];[.$B$3];0)" office:value-type="percentage" office:value="0.115876621104593">
            <text:p>11.59%</text:p>
          </table:table-cell>
          <table:table-cell table:number-columns-repeated="1018"/>
        </table:table-row>
        <table:table-row table:style-name="ro1">
          <table:table-cell office:value-type="string">
            <text:p>Min:</text:p>
          </table:table-cell>
          <table:table-cell table:formula="of:=[.B2]-[.B6]*[.B3]" office:value-type="float" office:value="65">
            <text:p>65</text:p>
          </table:table-cell>
          <table:table-cell/>
          <table:table-cell office:value-type="float" office:value="8">
            <text:p>8</text:p>
          </table:table-cell>
          <table:table-cell table:formula="of:=[.$B$10]+[.$B$11]*[.D10]" office:value-type="float" office:value="73">
            <text:p>73</text:p>
          </table:table-cell>
          <table:table-cell table:formula="of:=NORMDIST([.E10];[.$B$2];[.$B$3];0)" office:value-type="percentage" office:value="0.0776744219932852">
            <text:p>7.77%</text:p>
          </table:table-cell>
          <table:table-cell table:number-columns-repeated="1018"/>
        </table:table-row>
        <table:table-row table:style-name="ro1">
          <table:table-cell office:value-type="string">
            <text:p>Bar width:</text:p>
          </table:table-cell>
          <table:table-cell table:formula="of:=[.B6]*2*[.B3]/[.B7]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[.$B$10]+[.$B$11]*[.D11]" office:value-type="float" office:value="74">
            <text:p>74</text:p>
          </table:table-cell>
          <table:table-cell table:formula="of:=NORMDIST([.E11];[.$B$2];[.$B$3];0)" office:value-type="percentage" office:value="0.0443683338717822">
            <text:p>4.44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B$10]+[.$B$11]*[.D12]" office:value-type="float" office:value="75">
            <text:p>75</text:p>
          </table:table-cell>
          <table:table-cell table:formula="of:=NORMDIST([.E12];[.$B$2];[.$B$3];0)" office:value-type="percentage" office:value="0.0215963866052752">
            <text:p>2.16%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form" table:style-name="ta1">
        <table:shapes>
          <draw:frame draw:z-index="0" draw:style-name="gr1" svg:width="6.2988in" svg:height="3.5429in" svg:x="4.4268in" svg:y="0.1953in">
            <draw:object draw:notify-on-update-of-ranges="Uniform.E2:Uniform.E16 Uniform.F1:Uniform.F1 Uniform.F2:Uniform.F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ce10"/>
        <table:table-row table:style-name="ro1"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6" office:value-type="string">
            <text:p>Inde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Uniform</text:p>
          </table:table-cell>
        </table:table-row>
        <table:table-row table:style-name="ro1">
          <table:table-cell office:value-type="string">
            <text:p>Min (a)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-2">
            <text:p>-2</text:p>
          </table:table-cell>
          <table:table-cell table:formula="of:=[.$B$2]+[.$B$10]*[.D2]" office:value-type="float" office:value="8">
            <text:p>8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office:value-type="string">
            <text:p>Max (b)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-1">
            <text:p>-1</text:p>
          </table:table-cell>
          <table:table-cell table:formula="of:=[.$B$2]+[.$B$10]*[.D3]" office:value-type="float" office:value="9">
            <text:p>9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$B$2]+[.$B$10]*[.D4]" office:value-type="float" office:value="10">
            <text:p>10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$B$2]+[.$B$10]*[.D5]" office:value-type="float" office:value="11">
            <text:p>11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style-name="ce5" office:value-type="string">
            <text:p>For plotting:</text:p>
          </table:table-cell>
          <table:table-cell table:style-name="ce7"/>
          <table:table-cell/>
          <table:table-cell office:value-type="float" office:value="2">
            <text:p>2</text:p>
          </table:table-cell>
          <table:table-cell table:formula="of:=[.$B$2]+[.$B$10]*[.D6]" office:value-type="float" office:value="12">
            <text:p>12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office:value-type="string">
            <text:p>Num bars: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[.$B$2]+[.$B$10]*[.D7]" office:value-type="float" office:value="13">
            <text:p>13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/>
          <table:table-cell table:style-name="ce9"/>
          <table:table-cell/>
          <table:table-cell office:value-type="float" office:value="4">
            <text:p>4</text:p>
          </table:table-cell>
          <table:table-cell table:formula="of:=[.$B$2]+[.$B$10]*[.D8]" office:value-type="float" office:value="14">
            <text:p>14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style-name="ce5" office:value-type="string">
            <text:p>Derived (don't edit):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formula="of:=[.$B$2]+[.$B$10]*[.D9]" office:value-type="float" office:value="15">
            <text:p>15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office:value-type="string">
            <text:p>Bar width:</text:p>
          </table:table-cell>
          <table:table-cell table:formula="of:=([.B3]-[.B2])/[.B7]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[.$B$2]+[.$B$10]*[.D10]" office:value-type="float" office:value="16">
            <text:p>16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$B$2]+[.$B$10]*[.D11]" office:value-type="float" office:value="17">
            <text:p>17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B$2]+[.$B$10]*[.D12]" office:value-type="float" office:value="18">
            <text:p>18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B$2]+[.$B$10]*[.D13]" office:value-type="float" office:value="19">
            <text:p>19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B$2]+[.$B$10]*[.D14]" office:value-type="float" office:value="20">
            <text:p>20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$B$2]+[.$B$10]*[.D15]" office:value-type="float" office:value="21">
            <text:p>21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$B$2]+[.$B$10]*[.D16]" office:value-type="float" office:value="22">
            <text:p>22</text:p>
          </table:table-cell>
          <table:table-cell office:value-type="percentage" office:value="0">
            <text:p>0%</text:p>
          </table:table-cell>
        </table:table-row>
      </table:table>
      <table:table table:name="Exponential" table:style-name="ta1">
        <table:shapes>
          <draw:frame draw:z-index="0" draw:style-name="gr1" svg:width="6.2988in" svg:height="3.5429in" svg:x="5.2886in" svg:y="0.3516in">
            <draw:object draw:notify-on-update-of-ranges="Exponential.E2:Exponential.E21 Exponential.F1:Exponential.F1 Exponential.F2:Exponential.F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ce13"/>
        <table:table-column table:style-name="co17" table:default-cell-style-name="ce3"/>
        <table:table-column table:style-name="co18" table:default-cell-style-name="ce3"/>
        <table:table-row table:style-name="ro1">
          <table:table-cell table:style-name="ce5" office:value-type="string">
            <text:p>Parameters:</text:p>
          </table:table-cell>
          <table:table-cell table:number-columns-repeated="2"/>
          <table:table-cell table:style-name="ce6" office:value-type="string">
            <text:p>Inde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Density</text:p>
          </table:table-cell>
          <table:table-cell table:style-name="ce8" office:value-type="string">
            <text:p>Cumul</text:p>
          </table:table-cell>
        </table:table-row>
        <table:table-row table:style-name="ro1">
          <table:table-cell office:value-type="string">
            <text:p>Mean (1/<text:span text:style-name="T1">λ):</text:span>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formula="of:=[.$B$12]*[.D2]" office:value-type="float" office:value="2.5">
            <text:p>2.5</text:p>
          </table:table-cell>
          <table:table-cell table:formula="of:=EXPONDIST([.E2];[.$B$13];0)" office:value-type="percentage" office:value="0.0778800783071405">
            <text:p>7.79%</text:p>
          </table:table-cell>
          <table:table-cell table:formula="of:=EXPONDIST([.E2];[.$B$13];1)" office:value-type="percentage" office:value="0.221199216928595">
            <text:p>22.12%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$B$12]*[.D3]" office:value-type="float" office:value="5">
            <text:p>5.0</text:p>
          </table:table-cell>
          <table:table-cell table:formula="of:=EXPONDIST([.E3];[.$B$13];0)" office:value-type="percentage" office:value="0.0606530659712634">
            <text:p>6.07%</text:p>
          </table:table-cell>
          <table:table-cell table:formula="of:=EXPONDIST([.E3];[.$B$13];1)" office:value-type="percentage" office:value="0.393469340287367">
            <text:p>39.35%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$B$12]*[.D4]" office:value-type="float" office:value="7.5">
            <text:p>7.5</text:p>
          </table:table-cell>
          <table:table-cell table:formula="of:=EXPONDIST([.E4];[.$B$13];0)" office:value-type="percentage" office:value="0.0472366552741015">
            <text:p>4.72%</text:p>
          </table:table-cell>
          <table:table-cell table:formula="of:=EXPONDIST([.E4];[.$B$13];1)" office:value-type="percentage" office:value="0.527633447258985">
            <text:p>52.76%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$B$12]*[.D5]" office:value-type="float" office:value="10">
            <text:p>10.0</text:p>
          </table:table-cell>
          <table:table-cell table:formula="of:=EXPONDIST([.E5];[.$B$13];0)" office:value-type="percentage" office:value="0.0367879441171442">
            <text:p>3.68%</text:p>
          </table:table-cell>
          <table:table-cell table:formula="of:=EXPONDIST([.E5];[.$B$13];1)" office:value-type="percentage" office:value="0.632120558828558">
            <text:p>63.21%</text:p>
          </table:table-cell>
        </table:table-row>
        <table:table-row table:style-name="ro1">
          <table:table-cell table:style-name="ce5" office:value-type="string">
            <text:p>For plotting: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formula="of:=[.$B$12]*[.D6]" office:value-type="float" office:value="12.5">
            <text:p>12.5</text:p>
          </table:table-cell>
          <table:table-cell table:formula="of:=EXPONDIST([.E6];[.$B$13];0)" office:value-type="percentage" office:value="0.028650479686019">
            <text:p>2.87%</text:p>
          </table:table-cell>
          <table:table-cell table:formula="of:=EXPONDIST([.E6];[.$B$13];1)" office:value-type="percentage" office:value="0.71349520313981">
            <text:p>71.35%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[.$B$12]*[.D7]" office:value-type="float" office:value="15">
            <text:p>15.0</text:p>
          </table:table-cell>
          <table:table-cell table:formula="of:=EXPONDIST([.E7];[.$B$13];0)" office:value-type="percentage" office:value="0.022313016014843">
            <text:p>2.23%</text:p>
          </table:table-cell>
          <table:table-cell table:formula="of:=EXPONDIST([.E7];[.$B$13];1)" office:value-type="percentage" office:value="0.77686983985157">
            <text:p>77.69%</text:p>
          </table:table-cell>
        </table:table-row>
        <table:table-row table:style-name="ro1">
          <table:table-cell office:value-type="string">
            <text:p>Num bars: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">
            <text:p>7</text:p>
          </table:table-cell>
          <table:table-cell table:formula="of:=[.$B$12]*[.D8]" office:value-type="float" office:value="17.5">
            <text:p>17.5</text:p>
          </table:table-cell>
          <table:table-cell table:formula="of:=EXPONDIST([.E8];[.$B$13];0)" office:value-type="percentage" office:value="0.0173773943450445">
            <text:p>1.74%</text:p>
          </table:table-cell>
          <table:table-cell table:formula="of:=EXPONDIST([.E8];[.$B$13];1)" office:value-type="percentage" office:value="0.826226056549555">
            <text:p>82.62%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B$12]*[.D9]" office:value-type="float" office:value="20">
            <text:p>20.0</text:p>
          </table:table-cell>
          <table:table-cell table:formula="of:=EXPONDIST([.E9];[.$B$13];0)" office:value-type="percentage" office:value="0.0135335283236613">
            <text:p>1.35%</text:p>
          </table:table-cell>
          <table:table-cell table:formula="of:=EXPONDIST([.E9];[.$B$13];1)" office:value-type="percentage" office:value="0.864664716763387">
            <text:p>86.47%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B$12]*[.D10]" office:value-type="float" office:value="22.5">
            <text:p>22.5</text:p>
          </table:table-cell>
          <table:table-cell table:formula="of:=EXPONDIST([.E10];[.$B$13];0)" office:value-type="percentage" office:value="0.0105399224561864">
            <text:p>1.05%</text:p>
          </table:table-cell>
          <table:table-cell table:formula="of:=EXPONDIST([.E10];[.$B$13];1)" office:value-type="percentage" office:value="0.894600775438136">
            <text:p>89.46%</text:p>
          </table:table-cell>
        </table:table-row>
        <table:table-row table:style-name="ro1">
          <table:table-cell table:style-name="ce5" office:value-type="string">
            <text:p>Derived (don't edit):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formula="of:=[.$B$12]*[.D11]" office:value-type="float" office:value="25">
            <text:p>25.0</text:p>
          </table:table-cell>
          <table:table-cell table:formula="of:=EXPONDIST([.E11];[.$B$13];0)" office:value-type="percentage" office:value="0.00820849986238988">
            <text:p>0.82%</text:p>
          </table:table-cell>
          <table:table-cell table:formula="of:=EXPONDIST([.E11];[.$B$13];1)" office:value-type="percentage" office:value="0.917915001376101">
            <text:p>91.79%</text:p>
          </table:table-cell>
        </table:table-row>
        <table:table-row table:style-name="ro1">
          <table:table-cell office:value-type="string">
            <text:p>Bar width:</text:p>
          </table:table-cell>
          <table:table-cell table:formula="of:=[.B7]/[.B8]" office:value-type="float" office:value="2.5">
            <text:p>2.5</text:p>
          </table:table-cell>
          <table:table-cell/>
          <table:table-cell office:value-type="float" office:value="11">
            <text:p>11</text:p>
          </table:table-cell>
          <table:table-cell table:formula="of:=[.$B$12]*[.D12]" office:value-type="float" office:value="27.5">
            <text:p>27.5</text:p>
          </table:table-cell>
          <table:table-cell table:formula="of:=EXPONDIST([.E12];[.$B$13];0)" office:value-type="percentage" office:value="0.00639278612067076">
            <text:p>0.64%</text:p>
          </table:table-cell>
          <table:table-cell table:formula="of:=EXPONDIST([.E12];[.$B$13];1)" office:value-type="percentage" office:value="0.936072138793292">
            <text:p>93.61%</text:p>
          </table:table-cell>
        </table:table-row>
        <table:table-row table:style-name="ro1">
          <table:table-cell table:style-name="ce11" office:value-type="string">
            <text:p>λ</text:p>
          </table:table-cell>
          <table:table-cell table:formula="of:=1/[.B2]" office:value-type="float" office:value="0.1">
            <text:p>0.1</text:p>
          </table:table-cell>
          <table:table-cell/>
          <table:table-cell office:value-type="float" office:value="12">
            <text:p>12</text:p>
          </table:table-cell>
          <table:table-cell table:formula="of:=[.$B$12]*[.D13]" office:value-type="float" office:value="30">
            <text:p>30.0</text:p>
          </table:table-cell>
          <table:table-cell table:formula="of:=EXPONDIST([.E13];[.$B$13];0)" office:value-type="percentage" office:value="0.0049787068367864">
            <text:p>0.50%</text:p>
          </table:table-cell>
          <table:table-cell table:formula="of:=EXPONDIST([.E13];[.$B$13];1)" office:value-type="percentage" office:value="0.950212931632136">
            <text:p>95.02%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$B$12]*[.D14]" office:value-type="float" office:value="32.5">
            <text:p>32.5</text:p>
          </table:table-cell>
          <table:table-cell table:formula="of:=EXPONDIST([.E14];[.$B$13];0)" office:value-type="percentage" office:value="0.0038774207831722">
            <text:p>0.39%</text:p>
          </table:table-cell>
          <table:table-cell table:formula="of:=EXPONDIST([.E14];[.$B$13];1)" office:value-type="percentage" office:value="0.961225792168278">
            <text:p>96.12%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$B$12]*[.D15]" office:value-type="float" office:value="35">
            <text:p>35.0</text:p>
          </table:table-cell>
          <table:table-cell table:formula="of:=EXPONDIST([.E15];[.$B$13];0)" office:value-type="percentage" office:value="0.00301973834223185">
            <text:p>0.30%</text:p>
          </table:table-cell>
          <table:table-cell table:formula="of:=EXPONDIST([.E15];[.$B$13];1)" office:value-type="percentage" office:value="0.969802616577682">
            <text:p>96.98%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$B$12]*[.D16]" office:value-type="float" office:value="37.5">
            <text:p>37.5</text:p>
          </table:table-cell>
          <table:table-cell table:formula="of:=EXPONDIST([.E16];[.$B$13];0)" office:value-type="percentage" office:value="0.00235177458560091">
            <text:p>0.24%</text:p>
          </table:table-cell>
          <table:table-cell table:formula="of:=EXPONDIST([.E16];[.$B$13];1)" office:value-type="percentage" office:value="0.976482254143991">
            <text:p>97.65%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$B$12]*[.D17]" office:value-type="float" office:value="40">
            <text:p>40.0</text:p>
          </table:table-cell>
          <table:table-cell table:formula="of:=EXPONDIST([.E17];[.$B$13];0)" office:value-type="percentage" office:value="0.00183156388887342">
            <text:p>0.18%</text:p>
          </table:table-cell>
          <table:table-cell table:formula="of:=EXPONDIST([.E17];[.$B$13];1)" office:value-type="percentage" office:value="0.981684361111266">
            <text:p>98.17%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$B$12]*[.D18]" office:value-type="float" office:value="42.5">
            <text:p>42.5</text:p>
          </table:table-cell>
          <table:table-cell table:formula="of:=EXPONDIST([.E18];[.$B$13];0)" office:value-type="percentage" office:value="0.00142642339089993">
            <text:p>0.14%</text:p>
          </table:table-cell>
          <table:table-cell table:formula="of:=EXPONDIST([.E18];[.$B$13];1)" office:value-type="percentage" office:value="0.985735766091001">
            <text:p>98.57%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$B$12]*[.D19]" office:value-type="float" office:value="45">
            <text:p>45.0</text:p>
          </table:table-cell>
          <table:table-cell table:formula="of:=EXPONDIST([.E19];[.$B$13];0)" office:value-type="percentage" office:value="0.00111089965382423">
            <text:p>0.11%</text:p>
          </table:table-cell>
          <table:table-cell table:formula="of:=EXPONDIST([.E19];[.$B$13];1)" office:value-type="percentage" office:value="0.988891003461758">
            <text:p>98.89%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$B$12]*[.D20]" office:value-type="float" office:value="47.5">
            <text:p>47.5</text:p>
          </table:table-cell>
          <table:table-cell table:formula="of:=EXPONDIST([.E20];[.$B$13];0)" office:value-type="percentage" office:value="0.000865169520312063">
            <text:p>0.09%</text:p>
          </table:table-cell>
          <table:table-cell table:formula="of:=EXPONDIST([.E20];[.$B$13];1)" office:value-type="percentage" office:value="0.991348304796879">
            <text:p>99.13%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$B$12]*[.D21]" office:value-type="float" office:value="50">
            <text:p>50.0</text:p>
          </table:table-cell>
          <table:table-cell table:formula="of:=EXPONDIST([.E21];[.$B$13];0)" office:value-type="percentage" office:value="0.000673794699908547">
            <text:p>0.07%</text:p>
          </table:table-cell>
          <table:table-cell table:formula="of:=EXPONDIST([.E21];[.$B$13];1)" office:value-type="percentage" office:value="0.993262053000914">
            <text:p>99.33%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AR PL KaitiM Big5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o</meta:initial-creator>
    <meta:creation-date>2011-09-21T20:16:49</meta:creation-date>
    <dc:date>2012-01-31T09:18:56</dc:date>
    <dc:creator>Sean Ho</dc:creator>
    <meta:editing-duration>PT1H42M6S</meta:editing-duration>
    <meta:editing-cycles>9</meta:editing-cycles>
    <meta:generator>LibreOffice/3.5$Linux_X86_64 LibreOffice_project/350m1$Build-11</meta:generator>
    <meta:document-statistic meta:table-count="6" meta:cell-count="37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16cm" svg:height="8.999cm" xlink:href=".." xlink:type="simple" chart:class="chart:bar" chart:style-name="ch1">
        <chart:title svg:x="3.487cm" svg:y="0.315cm" chart:style-name="ch2">
          <text:p>Binomial Distribution (n=20, p=70%)</text:p>
        </chart:title>
        <chart:plot-area chart:style-name="ch3" table:cell-range-address="Binomial.A8:Binomial.B29" chart:data-source-has-labels="both" svg:x="1.299cm" svg:y="1.631cm" svg:width="12.541cm" svg:height="6.208cm">
          <chartooo:coordinate-region svg:x="2.688cm" svg:y="1.83cm" svg:width="11.152cm" svg:height="5.362cm"/>
          <chart:axis chart:dimension="x" chart:name="primary-x" chart:style-name="ch4" chartooo:axis-type="auto">
            <chartooo:date-scale/>
            <chart:title svg:x="5.739cm" svg:y="8.018cm" chart:style-name="ch5">
              <text:p>Number of successes (x)</text:p>
            </chart:title>
            <chart:categories table:cell-range-address="Binomial.A9:Binomial.A29"/>
          </chart:axis>
          <chart:axis chart:dimension="y" chart:name="primary-y" chart:style-name="ch6">
            <chart:title svg:x="0.451cm" svg:y="5.837cm" chart:style-name="ch7">
              <text:p>Probability P(x)</text:p>
            </chart:title>
            <chart:grid chart:style-name="ch8" chart:class="major"/>
          </chart:axis>
          <chart:series chart:style-name="ch9" chart:values-cell-range-address="Binomial.B9:Binomial.B29" chart:label-cell-address="Binomial.B8:Binomial.B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Binomial.B8:Binomial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inomial.A9:Binomial.A29</svg:desc>
                </draw:g>
              </table:table-cell>
              <table:table-cell office:value-type="float" office:value="0.0000000000348678440100001">
                <text:p>0.0000000000348678440100001</text:p>
                <draw:g>
                  <svg:desc>Binomial.B9:Binomial.B2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16271660538">
                <text:p>0.00000000162716605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360688475259001">
                <text:p>0.0000000360688475259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504963865362601">
                <text:p>0.000000504963865362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500755833151246">
                <text:p>0.00000500755833151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37389768875293">
                <text:p>0.0000373897688752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18106985105876">
                <text:p>0.000218106985105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01783259716075">
                <text:p>0.00101783259716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85928193090119">
                <text:p>0.003859281930901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006654896137">
                <text:p>0.012006654896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8170809000851">
                <text:p>0.03081708090008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5369565545635">
                <text:p>0.0653695655456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4396739704861">
                <text:p>0.1143967397048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4261985217237">
                <text:p>0.1642619852172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1638982753443">
                <text:p>0.1916389827534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7886305056988">
                <text:p>0.178863050569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420974373871">
                <text:p>0.1304209743738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716036722052623">
                <text:p>0.0716036722052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78458725242687">
                <text:p>0.0278458725242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83933711122388">
                <text:p>0.006839337111223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97922662976119">
                <text:p>0.000797922662976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Poisson distribution (λ=5, t=3)</text:p>
        </chart:title>
        <chart:plot-area chart:style-name="ch3" table:cell-range-address="Poisson.A8:Poisson.B39" chart:data-source-has-labels="both" svg:x="1.331cm" svg:y="1.635cm" svg:width="14.029cm" svg:height="6.204cm">
          <chartooo:coordinate-region svg:x="2.72cm" svg:y="1.834cm" svg:width="12.64cm" svg:height="5.358cm"/>
          <chart:axis chart:dimension="x" chart:name="primary-x" chart:style-name="ch4" chartooo:axis-type="auto">
            <chartooo:date-scale/>
            <chart:title svg:x="6.383cm" svg:y="8.019cm" chart:style-name="ch5">
              <text:p>Number of occurrences (x)</text:p>
            </chart:title>
            <chart:categories table:cell-range-address="Poisson.A9:Poisson.A39"/>
          </chart:axis>
          <chart:axis chart:dimension="y" chart:name="primary-y" chart:style-name="ch6">
            <chart:title svg:x="0.451cm" svg:y="5.839cm" chart:style-name="ch7">
              <text:p>Probability P(x)</text:p>
            </chart:title>
            <chart:grid chart:style-name="ch8" chart:class="major"/>
          </chart:axis>
          <chart:series chart:style-name="ch9" chart:values-cell-range-address="Poisson.B9:Poisson.B39" chart:label-cell-address="Poisson.B8:Poisson.B8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Poisson.B8:Poisson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oisson.A9:Poisson.A39</svg:desc>
                </draw:g>
              </table:table-cell>
              <table:table-cell office:value-type="float" office:value="0.000000305902320501826">
                <text:p>0.000000305902320501826</text:p>
                <draw:g>
                  <svg:desc>Poisson.B9:Poisson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458853480752739">
                <text:p>0.000004588534807527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344140110564554">
                <text:p>0.0000344140110564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72070055282277">
                <text:p>0.000172070055282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45262707308539">
                <text:p>0.0006452627073085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193578812192562">
                <text:p>0.00193578812192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83947030481404">
                <text:p>0.004839470304814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03702935103158">
                <text:p>0.0103702935103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94443003318421">
                <text:p>0.0194443003318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4071672197369">
                <text:p>0.032407167219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6107508296053">
                <text:p>0.04861075082960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62873874949163">
                <text:p>0.06628738749491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592343686454">
                <text:p>0.08285923436864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56068088868986">
                <text:p>0.09560680888689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0336249980008">
                <text:p>0.09603362499800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47355514688242">
                <text:p>0.0847355514688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06129595573535">
                <text:p>0.070612959557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57470733347528">
                <text:p>0.05574707333475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03050010646">
                <text:p>0.04181030500106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9864503572189">
                <text:p>0.0298645035721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03621615264925">
                <text:p>0.02036216152649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279670560756">
                <text:p>0.0132796705607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29979410047248">
                <text:p>0.008299794100472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97987646028349">
                <text:p>0.004979876460283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87300565016355">
                <text:p>0.002873005650163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59611425009086">
                <text:p>0.0015961142500908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855061205405819">
                <text:p>0.0008550612054058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442273037278872">
                <text:p>0.0004422730372788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21136518639436">
                <text:p>0.000221136518639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Hypergeometric (N=50, X=30, n=20)</text:p>
        </chart:title>
        <chart:plot-area chart:style-name="ch3" table:cell-range-address="Hypergeometric.A8:Hypergeometric.B29" chart:data-source-has-labels="both" svg:x="1.331cm" svg:y="1.635cm" svg:width="14.029cm" svg:height="6.204cm">
          <chartooo:coordinate-region svg:x="2.72cm" svg:y="1.834cm" svg:width="12.64cm" svg:height="5.358cm"/>
          <chart:axis chart:dimension="x" chart:name="primary-x" chart:style-name="ch4" chartooo:axis-type="auto">
            <chartooo:date-scale/>
            <chart:title svg:x="5.774cm" svg:y="8.019cm" chart:style-name="ch5">
              <text:p>Number of successes in sample (x)</text:p>
            </chart:title>
            <chart:categories table:cell-range-address="Hypergeometric.A9:Hypergeometric.A29"/>
          </chart:axis>
          <chart:axis chart:dimension="y" chart:name="primary-y" chart:style-name="ch6">
            <chart:title svg:x="0.451cm" svg:y="5.839cm" chart:style-name="ch7">
              <text:p>Probability P(x)</text:p>
            </chart:title>
            <chart:grid chart:style-name="ch8" chart:class="major"/>
          </chart:axis>
          <chart:series chart:style-name="ch9" chart:values-cell-range-address="Hypergeometric.B9:Hypergeometric.B29" chart:label-cell-address="Hypergeometric.B8:Hypergeometric.B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Hypergeometric.B8:Hypergeometric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ypergeometric.A9:Hypergeometric.A29</svg:desc>
                </draw:g>
              </table:table-cell>
              <table:table-cell office:value-type="float" office:value="0.0000000000000212182625676744">
                <text:p>0.0000000000000212182625676744</text:p>
                <draw:g>
                  <svg:desc>Hypergeometric.B9:Hypergeometric.B2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00127309575406047">
                <text:p>0.00000000001273095754060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0175368940121829">
                <text:p>0.00000000175368940121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0982066064682243">
                <text:p>0.00000009820660646822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281730202305719">
                <text:p>0.000002817302023057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468799056636716">
                <text:p>0.00004687990566367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488332350663246">
                <text:p>0.0004883323506632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34856469026225">
                <text:p>0.003348564690262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5644075662319">
                <text:p>0.0156440756623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509880984549655">
                <text:p>0.05098809845496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778250743097">
                <text:p>0.117782507430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94681830464414">
                <text:p>0.1946818304644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1184673676491">
                <text:p>0.2311846736764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96985757452158">
                <text:p>0.19698575745215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9598495595953">
                <text:p>0.1195984955959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10286914542734">
                <text:p>0.05102869145427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49498119494942">
                <text:p>0.01494981194949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89684937429645">
                <text:p>0.002896849374296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348694832091239">
                <text:p>0.000348694832091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231819278952624">
                <text:p>0.0000231819278952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637503017119717">
                <text:p>0.000000637503017119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 svg:stroke-opacity="50%"/>
    </style:style>
    <style:style style:name="ch9" style:family="chart" style:data-style-name="N11">
      <style:graphic-properties svg:stroke-color="#0066cc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Normal Distribution</text:p>
        </chart:title>
        <chart:plot-area chart:style-name="ch3" table:cell-range-address="Normal.E1:Normal.F12" chart:data-source-has-labels="both" svg:x="1.331cm" svg:y="1.635cm" svg:width="14.029cm" svg:height="6.204cm">
          <chartooo:coordinate-region svg:x="2.72cm" svg:y="1.834cm" svg:width="12.64cm" svg:height="5.358cm"/>
          <chart:axis chart:dimension="x" chart:name="primary-x" chart:style-name="ch4" chartooo:axis-type="auto">
            <chartooo:date-scale/>
            <chart:title svg:x="8.182cm" svg:y="8.019cm" chart:style-name="ch5">
              <text:p>X</text:p>
            </chart:title>
            <chart:categories table:cell-range-address="Normal.E2:Normal.E12"/>
          </chart:axis>
          <chart:axis chart:dimension="y" chart:name="primary-y" chart:style-name="ch6">
            <chart:title svg:x="0.451cm" svg:y="5.125cm" chart:style-name="ch7">
              <text:p>Freq</text:p>
            </chart:title>
            <chart:grid chart:style-name="ch8" chart:class="major"/>
          </chart:axis>
          <chart:series chart:style-name="ch9" chart:values-cell-range-address="Normal.F2:Normal.F12" chart:label-cell-address="Normal.F1:Normal.F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Normal.F1:Normal.F1</svg:desc>
                </draw:g>
              </table:table-cell>
            </table:table-row>
          </table:table-header-rows>
          <table:table-rows>
            <table:table-row>
              <table:table-cell office:value-type="float" office:value="65">
                <text:p>70</text:p>
                <draw:g>
                  <svg:desc>Normal.E2:Normal.E12</svg:desc>
                </draw:g>
              </table:table-cell>
              <table:table-cell office:value-type="float" office:value="0.0215963866052752">
                <text:p>0.0215963866052752</text:p>
                <draw:g>
                  <svg:desc>Normal.F2:Normal.F12</svg:desc>
                </draw:g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9576912160573">
                <text:p>0.1595769121605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15963866052752">
                <text:p>0.02159638660527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6cm" svg:y="0.316cm" chart:style-name="ch2">
          <text:p>Uniform Distribution</text:p>
        </chart:title>
        <chart:plot-area chart:style-name="ch3" table:cell-range-address="Uniform.E1:Uniform.F16" chart:data-source-has-labels="both" svg:x="0.77cm" svg:y="1.635cm" svg:width="14.59cm" svg:height="6.765cm">
          <chartooo:coordinate-region svg:x="1.709cm" svg:y="1.834cm" svg:width="13.651cm" svg:height="5.919cm"/>
          <chart:axis chart:dimension="x" chart:name="primary-x" chart:style-name="ch4" chartooo:axis-type="auto">
            <chartooo:date-scale/>
            <chart:categories table:cell-range-address="Uniform.E2:Uniform.E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orm.F2:Uniform.F16" chart:label-cell-address="Uniform.F1:Uniform.F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Uniform.F1:Uniform.F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Uniform.E2:Uniform.E16</svg:desc>
                </draw:g>
              </table:table-cell>
              <table:table-cell office:value-type="float" office:value="0">
                <text:p>0</text:p>
                <draw:g>
                  <svg:desc>Uniform.F2:Uniform.F16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2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Exponential Distribution</text:p>
        </chart:title>
        <chart:plot-area chart:style-name="ch3" table:cell-range-address="Exponential.E1:Exponential.F21" chart:data-source-has-labels="both" svg:x="0.77cm" svg:y="1.635cm" svg:width="14.59cm" svg:height="6.204cm">
          <chartooo:coordinate-region svg:x="1.974cm" svg:y="1.834cm" svg:width="13.067cm" svg:height="5.358cm"/>
          <chart:axis chart:dimension="x" chart:name="primary-x" chart:style-name="ch4" chartooo:axis-type="auto">
            <chartooo:date-scale/>
            <chart:title svg:x="6.063cm" svg:y="8.019cm" chart:style-name="ch5">
              <text:p>Time between occurrences</text:p>
            </chart:title>
            <chart:categories table:cell-range-address="Exponential.E2:Exponential.E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ponential.F2:Exponential.F21" chart:label-cell-address="Exponential.F1:Exponential.F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draw:g>
                  <svg:desc>Exponential.F1:Exponential.F1</svg:desc>
                </draw:g>
              </table:table-cell>
            </table:table-row>
          </table:table-header-rows>
          <table:table-rows>
            <table:table-row>
              <table:table-cell office:value-type="float" office:value="2.5">
                <text:p/>
                <draw:g>
                  <svg:desc>Exponential.E2:Exponential.E21</svg:desc>
                </draw:g>
              </table:table-cell>
              <table:table-cell office:value-type="float" office:value="0.0778800783071405">
                <text:p>0.0778800783071405</text:p>
                <draw:g>
                  <svg:desc>Exponential.F2:Exponential.F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606530659712634">
                <text:p>0.060653065971263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.0472366552741015">
                <text:p>0.0472366552741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67879441171442">
                <text:p>0.036787944117144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.028650479686019">
                <text:p>0.0286504796860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2313016014843">
                <text:p>0.02231301601484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.0173773943450445">
                <text:p>0.0173773943450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5335283236613">
                <text:p>0.013533528323661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.0105399224561864">
                <text:p>0.01053992245618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820849986238988">
                <text:p>0.0082084998623898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0.00639278612067076">
                <text:p>0.0063927861206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9787068367864">
                <text:p>0.0049787068367864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0.0038774207831722">
                <text:p>0.00387742078317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301973834223185">
                <text:p>0.0030197383422318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.00235177458560091">
                <text:p>0.002351774585600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83156388887342">
                <text:p>0.00183156388887342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.00142642339089993">
                <text:p>0.001426423390899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111089965382423">
                <text:p>0.00111089965382423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.000865169520312063">
                <text:p>0.000865169520312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673794699908547">
                <text:p>0.0006737946999085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